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6832" calcext:value-type="float">
            <text:p>75.2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508" calcext:value-type="float">
            <text:p>74.9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2184" calcext:value-type="float">
            <text:p>73.8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8328" calcext:value-type="float">
            <text:p>72.7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8144" calcext:value-type="float">
            <text:p>72.0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7728" calcext:value-type="float">
            <text:p>71.7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8024" calcext:value-type="float">
            <text:p>71.0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201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0616" calcext:value-type="float">
            <text:p>70.4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7952" calcext:value-type="float">
            <text:p>68.9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5592" calcext:value-type="float">
            <text:p>69.1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1024" calcext:value-type="float">
            <text:p>68.3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804" calcext:value-type="float">
            <text:p>68.1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1128" calcext:value-type="float">
            <text:p>68.4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708" calcext:value-type="float">
            <text:p>68.0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372" calcext:value-type="float">
            <text:p>67.8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4664" calcext:value-type="float">
            <text:p>67.0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9328" calcext:value-type="float">
            <text:p>65.4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772" calcext:value-type="float">
            <text:p>65.5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4568" calcext:value-type="float">
            <text:p>65.5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1336" calcext:value-type="float">
            <text:p>64.7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988" calcext:value-type="float">
            <text:p>63.8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9528" calcext:value-type="float">
            <text:p>63.2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8696" calcext:value-type="float">
            <text:p>62.7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884" calcext:value-type="float">
            <text:p>63.1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9672" calcext:value-type="float">
            <text:p>63.6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516" calcext:value-type="float">
            <text:p>64.1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7832" calcext:value-type="float">
            <text:p>64.1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8712" calcext:value-type="float">
            <text:p>63.6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197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8712" calcext:value-type="float">
            <text:p>63.6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9601</text:p>
          </table:table-cell>
          <table:table-cell office:value-type="string" calcext:value-type="string">
            <text:p>Idalou Quad</text:p>
          </table:table-cell>
          <table:table-cell office:value-type="string" calcext:value-type="string">
            <text:p>197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3576" calcext:value-type="float">
            <text:p>63.6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